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8.78mm"/>
    </style:style>
    <style:style style:name="co6" style:family="table-column">
      <style:table-column-properties fo:break-before="auto" style:column-width="23.4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f413d"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gulos_Pd" table:style-name="ta1">
        <table:shapes>
          <draw:frame draw:z-index="0" draw:style-name="gr1" draw:text-style-name="P1" svg:width="159.97mm" svg:height="90.05mm" svg:x="170.42mm" svg:y="8.5mm">
            <draw:object draw:notify-on-update-of-ranges="Angulos_Pd.B3:Angulos_Pd.B3 Angulos_Pd.B19:Angulos_Pd.B31 Angulos_Pd.C3:Angulos_Pd.C3 Angulos_Pd.C19:Angulos_Pd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1.15mm" svg:y="104.5mm">
            <draw:object draw:notify-on-update-of-ranges="Angulos_Pd.G3:Angulos_Pd.G3 Angulos_Pd.G19:Angulos_Pd.G31 Angulos_Pd.H3:Angulos_Pd.H3 Angulos_Pd.H19:Angulos_Pd.H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aladio</text:p>
          </table:table-cell>
          <table:covered-table-cell table:style-name="ce3"/>
          <table:covered-table-cell table:style-name="ce4"/>
          <table:table-cell table:number-columns-repeated="2"/>
          <table:table-cell table:style-name="ce6" office:value-type="string" calcext:value-type="string" table:number-columns-spanned="3" table:number-rows-spanned="1">
            <text:p>Cobre</text:p>
          </table:table-cell>
          <table:covered-table-cell table:style-name="ce3"/>
          <table:covered-table-cell table:style-name="ce4"/>
        </table:table-row>
        <table:table-row table:style-name="ro1">
          <table:table-cell table:style-name="ce3" office:value-type="string" calcext:value-type="string" table:number-columns-spanned="1" table:number-rows-spanned="2">
            <text:p>Tiempo[s]</text:p>
          </table:table-cell>
          <table:table-cell table:style-name="ce3" office:value-type="string" calcext:value-type="string" table:number-columns-spanned="2" table:number-rows-spanned="1">
            <text:p>Ángulo[°]</text:p>
          </table:table-cell>
          <table:covered-table-cell table:style-name="ce4"/>
          <table:table-cell table:number-columns-repeated="2"/>
          <table:table-cell table:style-name="ce3" office:value-type="string" calcext:value-type="string" table:number-columns-spanned="1" table:number-rows-spanned="2">
            <text:p>Tiempo[s]</text:p>
          </table:table-cell>
          <table:table-cell table:style-name="ce3" office:value-type="string" calcext:value-type="string" table:number-columns-spanned="2" table:number-rows-spanned="1">
            <text:p>Ángulo[°]</text:p>
          </table:table-cell>
          <table:covered-table-cell table:style-name="ce4"/>
        </table:table-row>
        <table:table-row table:style-name="ro1">
          <table:covered-table-cell table:style-name="ce4"/>
          <table:table-cell office:value-type="string" calcext:value-type="string">
            <text:p>Con Grafeno</text:p>
          </table:table-cell>
          <table:table-cell office:value-type="string" calcext:value-type="string">
            <text:p>Sin Grafeno</text:p>
          </table:table-cell>
          <table:table-cell table:number-columns-repeated="2"/>
          <table:covered-table-cell table:style-name="ce4"/>
          <table:table-cell table:style-name="ce2" office:value-type="string" calcext:value-type="string">
            <text:p>Sin grafeno</text:p>
          </table:table-cell>
          <table:table-cell table:style-name="ce2" office:value-type="string" calcext:value-type="string">
            <text:p>Con grafen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.535" calcext:value-type="float">
            <text:p>121.535</text:p>
          </table:table-cell>
          <table:table-cell office:value-type="float" office:value="117.848" calcext:value-type="float">
            <text:p>117.848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78.179" calcext:value-type="float">
            <text:p>78.179</text:p>
          </table:table-cell>
          <table:table-cell table:style-name="ce2" office:value-type="float" office:value="76.122" calcext:value-type="float">
            <text:p>76.1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2.989" calcext:value-type="float">
            <text:p>122.989</text:p>
          </table:table-cell>
          <table:table-cell office:value-type="float" office:value="118.474" calcext:value-type="float">
            <text:p>118.474</text:p>
          </table:table-cell>
          <table:table-cell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3.774" calcext:value-type="float">
            <text:p>83.774</text:p>
          </table:table-cell>
          <table:table-cell table:style-name="ce2" office:value-type="float" office:value="80.74" calcext:value-type="float">
            <text:p>80.7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9.044" calcext:value-type="float">
            <text:p>139.044</text:p>
          </table:table-cell>
          <table:table-cell office:value-type="float" office:value="127.304" calcext:value-type="float">
            <text:p>127.304</text:p>
          </table:table-cell>
          <table:table-cell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88.652" calcext:value-type="float">
            <text:p>88.652</text:p>
          </table:table-cell>
          <table:table-cell table:style-name="ce2" office:value-type="float" office:value="85.764" calcext:value-type="float">
            <text:p>85.76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0.618" calcext:value-type="float">
            <text:p>140.618</text:p>
          </table:table-cell>
          <table:table-cell office:value-type="float" office:value="131.517" calcext:value-type="float">
            <text:p>131.517</text:p>
          </table:table-cell>
          <table:table-cell table:number-columns-repeated="2"/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94.289" calcext:value-type="float">
            <text:p>94.289</text:p>
          </table:table-cell>
          <table:table-cell table:style-name="ce2" office:value-type="float" office:value="91.66" calcext:value-type="float">
            <text:p>91.6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8.151" calcext:value-type="float">
            <text:p>148.151</text:p>
          </table:table-cell>
          <table:table-cell office:value-type="float" office:value="140.029" calcext:value-type="float">
            <text:p>140.029</text:p>
          </table:table-cell>
          <table:table-cell table:number-columns-repeated="2"/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102.926" calcext:value-type="float">
            <text:p>102.926</text:p>
          </table:table-cell>
          <table:table-cell table:style-name="ce2" office:value-type="float" office:value="98.673" calcext:value-type="float">
            <text:p>98.67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54.418" calcext:value-type="float">
            <text:p>154.418</text:p>
          </table:table-cell>
          <table:table-cell office:value-type="float" office:value="145.784" calcext:value-type="float">
            <text:p>145.784</text:p>
          </table:table-cell>
          <table:table-cell table:number-columns-repeated="2"/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08.338" calcext:value-type="float">
            <text:p>108.338</text:p>
          </table:table-cell>
          <table:table-cell table:style-name="ce2" office:value-type="float" office:value="108.658" calcext:value-type="float">
            <text:p>108.65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60.017" calcext:value-type="float">
            <text:p>160.017</text:p>
          </table:table-cell>
          <table:table-cell office:value-type="float" office:value="155.225" calcext:value-type="float">
            <text:p>155.225</text:p>
          </table:table-cell>
          <table:table-cell table:number-columns-repeated="2"/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124.735" calcext:value-type="float">
            <text:p>124.735</text:p>
          </table:table-cell>
          <table:table-cell table:style-name="ce2" office:value-type="float" office:value="128.66" calcext:value-type="float">
            <text:p>128.6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63.899" calcext:value-type="float">
            <text:p>163.899</text:p>
          </table:table-cell>
          <table:table-cell office:value-type="float" office:value="161.975" calcext:value-type="float">
            <text:p>161.975</text:p>
          </table:table-cell>
          <table:table-cell table:number-columns-repeated="2"/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135.516" calcext:value-type="float">
            <text:p>135.516</text:p>
          </table:table-cell>
          <table:table-cell table:style-name="ce2" office:value-type="float" office:value="139.399" calcext:value-type="float">
            <text:p>139.39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71.649" calcext:value-type="float">
            <text:p>171.649</text:p>
          </table:table-cell>
          <table:table-cell office:value-type="float" office:value="167.005" calcext:value-type="float">
            <text:p>167.005</text:p>
          </table:table-cell>
          <table:table-cell table:number-columns-repeated="2"/>
          <table:table-cell table:style-name="ce2" office:value-type="float" office:value="1170" calcext:value-type="float">
            <text:p>1170</text:p>
          </table:table-cell>
          <table:table-cell table:style-name="ce2" office:value-type="float" office:value="147.355" calcext:value-type="float">
            <text:p>147.355</text:p>
          </table:table-cell>
          <table:table-cell table:style-name="ce2" office:value-type="float" office:value="143.686" calcext:value-type="float">
            <text:p>143.68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74.71" calcext:value-type="float">
            <text:p>174.71</text:p>
          </table:table-cell>
          <table:table-cell office:value-type="float" office:value="172.569" calcext:value-type="float">
            <text:p>172.569</text:p>
          </table:table-cell>
          <table:table-cell table:number-columns-repeated="2"/>
          <table:table-cell table:style-name="ce2" office:value-type="float" office:value="1320" calcext:value-type="float">
            <text:p>1320</text:p>
          </table:table-cell>
          <table:table-cell table:style-name="ce2" office:value-type="float" office:value="150.317" calcext:value-type="float">
            <text:p>150.317</text:p>
          </table:table-cell>
          <table:table-cell table:style-name="ce2" office:value-type="float" office:value="151.39" calcext:value-type="float">
            <text:p>151.3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76.292" calcext:value-type="float">
            <text:p>176.292</text:p>
          </table:table-cell>
          <table:table-cell office:value-type="float" office:value="175.066" calcext:value-type="float">
            <text:p>175.066</text:p>
          </table:table-cell>
          <table:table-cell table:number-columns-repeated="2"/>
          <table:table-cell table:style-name="ce2" office:value-type="float" office:value="1470" calcext:value-type="float">
            <text:p>1470</text:p>
          </table:table-cell>
          <table:table-cell table:style-name="ce2" office:value-type="float" office:value="155.802" calcext:value-type="float">
            <text:p>155.802</text:p>
          </table:table-cell>
          <table:table-cell table:style-name="ce2" office:value-type="float" office:value="151.876" calcext:value-type="float">
            <text:p>151.87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80" calcext:value-type="float">
            <text:p>180</text:p>
          </table:table-cell>
          <table:table-cell office:value-type="float" office:value="178.187" calcext:value-type="float">
            <text:p>178.187</text:p>
          </table:table-cell>
          <table:table-cell table:number-columns-repeated="2"/>
          <table:table-cell table:style-name="ce2" office:value-type="float" office:value="1620" calcext:value-type="float">
            <text:p>1620</text:p>
          </table:table-cell>
          <table:table-cell table:style-name="ce2" office:value-type="float" office:value="155.868" calcext:value-type="float">
            <text:p>155.868</text:p>
          </table:table-cell>
          <table:table-cell table:style-name="ce2" office:value-type="float" office:value="155.273" calcext:value-type="float">
            <text:p>155.273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/>
          <table:table-cell table:style-name="ce2" office:value-type="float" office:value="1770" calcext:value-type="float">
            <text:p>1770</text:p>
          </table:table-cell>
          <table:table-cell table:style-name="ce2" office:value-type="float" office:value="159.555" calcext:value-type="float">
            <text:p>159.555</text:p>
          </table:table-cell>
          <table:table-cell table:style-name="ce2" office:value-type="float" office:value="156.161" calcext:value-type="float">
            <text:p>156.161</text:p>
          </table:table-cell>
        </table:table-row>
        <table:table-row table:style-name="ro1">
          <table:table-cell table:number-columns-repeated="5"/>
          <table:table-cell table:style-name="ce2"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180-[.B4]" office:value-type="float" office:value="58.465" calcext:value-type="float">
            <text:p>58.465</text:p>
          </table:table-cell>
          <table:table-cell table:formula="of:= 180 - [.C4]" office:value-type="float" office:value="62.152" calcext:value-type="float">
            <text:p>62.152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180 - [.G4]" office:value-type="float" office:value="101.821" calcext:value-type="float">
            <text:p>101.821</text:p>
          </table:table-cell>
          <table:table-cell table:formula="of:=180 - [.H4]" office:value-type="float" office:value="103.878" calcext:value-type="float">
            <text:p>103.8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180-[.B5]" office:value-type="float" office:value="57.011" calcext:value-type="float">
            <text:p>57.011</text:p>
          </table:table-cell>
          <table:table-cell table:formula="of:= 180 - [.C5]" office:value-type="float" office:value="61.526" calcext:value-type="float">
            <text:p>61.526</text:p>
          </table:table-cell>
          <table:table-cell table:number-columns-repeated="2"/>
          <table:table-cell table:style-name="ce2" office:value-type="float" office:value="120" calcext:value-type="float">
            <text:p>120</text:p>
          </table:table-cell>
          <table:table-cell table:formula="of:=180 - [.G5]" office:value-type="float" office:value="96.226" calcext:value-type="float">
            <text:p>96.226</text:p>
          </table:table-cell>
          <table:table-cell table:formula="of:=180 - [.H5]" office:value-type="float" office:value="99.26" calcext:value-type="float">
            <text:p>99.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 180-[.B6]" office:value-type="float" office:value="40.956" calcext:value-type="float">
            <text:p>40.956</text:p>
          </table:table-cell>
          <table:table-cell table:formula="of:= 180 - [.C6]" office:value-type="float" office:value="52.696" calcext:value-type="float">
            <text:p>52.696</text:p>
          </table:table-cell>
          <table:table-cell table:number-columns-repeated="2"/>
          <table:table-cell table:style-name="ce2" office:value-type="float" office:value="240" calcext:value-type="float">
            <text:p>240</text:p>
          </table:table-cell>
          <table:table-cell table:formula="of:=180 - [.G6]" office:value-type="float" office:value="91.348" calcext:value-type="float">
            <text:p>91.348</text:p>
          </table:table-cell>
          <table:table-cell table:formula="of:=180 - [.H6]" office:value-type="float" office:value="94.236" calcext:value-type="float">
            <text:p>94.23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 180-[.B7]" office:value-type="float" office:value="39.382" calcext:value-type="float">
            <text:p>39.382</text:p>
          </table:table-cell>
          <table:table-cell table:formula="of:= 180 - [.C7]" office:value-type="float" office:value="48.483" calcext:value-type="float">
            <text:p>48.483</text:p>
          </table:table-cell>
          <table:table-cell table:number-columns-repeated="2"/>
          <table:table-cell table:style-name="ce2" office:value-type="float" office:value="360" calcext:value-type="float">
            <text:p>360</text:p>
          </table:table-cell>
          <table:table-cell table:formula="of:=180 - [.G7]" office:value-type="float" office:value="85.711" calcext:value-type="float">
            <text:p>85.711</text:p>
          </table:table-cell>
          <table:table-cell table:formula="of:=180 - [.H7]" office:value-type="float" office:value="88.34" calcext:value-type="float">
            <text:p>88.3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 180-[.B8]" office:value-type="float" office:value="31.849" calcext:value-type="float">
            <text:p>31.849</text:p>
          </table:table-cell>
          <table:table-cell table:formula="of:= 180 - [.C8]" office:value-type="float" office:value="39.971" calcext:value-type="float">
            <text:p>39.971</text:p>
          </table:table-cell>
          <table:table-cell table:number-columns-repeated="2"/>
          <table:table-cell table:style-name="ce2" office:value-type="float" office:value="480" calcext:value-type="float">
            <text:p>480</text:p>
          </table:table-cell>
          <table:table-cell table:formula="of:=180 - [.G8]" office:value-type="float" office:value="77.074" calcext:value-type="float">
            <text:p>77.074</text:p>
          </table:table-cell>
          <table:table-cell table:formula="of:=180 - [.H8]" office:value-type="float" office:value="81.327" calcext:value-type="float">
            <text:p>81.32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 180-[.B9]" office:value-type="float" office:value="25.582" calcext:value-type="float">
            <text:p>25.582</text:p>
          </table:table-cell>
          <table:table-cell table:formula="of:= 180 - [.C9]" office:value-type="float" office:value="34.216" calcext:value-type="float">
            <text:p>34.216</text:p>
          </table:table-cell>
          <table:table-cell table:number-columns-repeated="2"/>
          <table:table-cell table:style-name="ce2" office:value-type="float" office:value="600" calcext:value-type="float">
            <text:p>600</text:p>
          </table:table-cell>
          <table:table-cell table:formula="of:=180 - [.G9]" office:value-type="float" office:value="71.662" calcext:value-type="float">
            <text:p>71.662</text:p>
          </table:table-cell>
          <table:table-cell table:formula="of:=180 - [.H9]" office:value-type="float" office:value="71.342" calcext:value-type="float">
            <text:p>71.34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 180-[.B10]" office:value-type="float" office:value="19.983" calcext:value-type="float">
            <text:p>19.983</text:p>
          </table:table-cell>
          <table:table-cell table:formula="of:= 180 - [.C10]" office:value-type="float" office:value="24.775" calcext:value-type="float">
            <text:p>24.775</text:p>
          </table:table-cell>
          <table:table-cell table:number-columns-repeated="2"/>
          <table:table-cell table:style-name="ce2" office:value-type="float" office:value="720" calcext:value-type="float">
            <text:p>720</text:p>
          </table:table-cell>
          <table:table-cell table:formula="of:=180 - [.G10]" office:value-type="float" office:value="55.265" calcext:value-type="float">
            <text:p>55.265</text:p>
          </table:table-cell>
          <table:table-cell table:formula="of:=180 - [.H10]" office:value-type="float" office:value="51.34" calcext:value-type="float">
            <text:p>51.3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 180-[.B11]" office:value-type="float" office:value="16.101" calcext:value-type="float">
            <text:p>16.101</text:p>
          </table:table-cell>
          <table:table-cell table:formula="of:= 180 - [.C11]" office:value-type="float" office:value="18.025" calcext:value-type="float">
            <text:p>18.025</text:p>
          </table:table-cell>
          <table:table-cell table:number-columns-repeated="2"/>
          <table:table-cell table:style-name="ce2" office:value-type="float" office:value="840" calcext:value-type="float">
            <text:p>840</text:p>
          </table:table-cell>
          <table:table-cell table:formula="of:=180 - [.G11]" office:value-type="float" office:value="44.484" calcext:value-type="float">
            <text:p>44.484</text:p>
          </table:table-cell>
          <table:table-cell table:formula="of:=180 - [.H11]" office:value-type="float" office:value="40.601" calcext:value-type="float">
            <text:p>40.60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 180-[.B12]" office:value-type="float" office:value="8.351" calcext:value-type="float">
            <text:p>8.351</text:p>
          </table:table-cell>
          <table:table-cell table:formula="of:= 180 - [.C12]" office:value-type="float" office:value="12.995" calcext:value-type="float">
            <text:p>12.995</text:p>
          </table:table-cell>
          <table:table-cell table:number-columns-repeated="2"/>
          <table:table-cell table:style-name="ce2" office:value-type="float" office:value="960" calcext:value-type="float">
            <text:p>960</text:p>
          </table:table-cell>
          <table:table-cell table:formula="of:=180 - [.G12]" office:value-type="float" office:value="32.645" calcext:value-type="float">
            <text:p>32.645</text:p>
          </table:table-cell>
          <table:table-cell table:formula="of:=180 - [.H12]" office:value-type="float" office:value="36.314" calcext:value-type="float">
            <text:p>36.31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 180-[.B13]" office:value-type="float" office:value="5.28999999999999" calcext:value-type="float">
            <text:p>5.28999999999999</text:p>
          </table:table-cell>
          <table:table-cell table:formula="of:= 180 - [.C13]" office:value-type="float" office:value="7.43100000000001" calcext:value-type="float">
            <text:p>7.43100000000001</text:p>
          </table:table-cell>
          <table:table-cell table:number-columns-repeated="2"/>
          <table:table-cell table:style-name="ce2" office:value-type="float" office:value="1080" calcext:value-type="float">
            <text:p>1080</text:p>
          </table:table-cell>
          <table:table-cell table:formula="of:=180 - [.G13]" office:value-type="float" office:value="29.683" calcext:value-type="float">
            <text:p>29.683</text:p>
          </table:table-cell>
          <table:table-cell table:formula="of:=180 - [.H13]" office:value-type="float" office:value="28.61" calcext:value-type="float">
            <text:p>28.6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 180-[.B14]" office:value-type="float" office:value="3.708" calcext:value-type="float">
            <text:p>3.708</text:p>
          </table:table-cell>
          <table:table-cell table:formula="of:= 180 - [.C14]" office:value-type="float" office:value="4.934" calcext:value-type="float">
            <text:p>4.934</text:p>
          </table:table-cell>
          <table:table-cell table:number-columns-repeated="2"/>
          <table:table-cell table:style-name="ce2" office:value-type="float" office:value="1200" calcext:value-type="float">
            <text:p>1200</text:p>
          </table:table-cell>
          <table:table-cell table:formula="of:=180 - [.G14]" office:value-type="float" office:value="24.198" calcext:value-type="float">
            <text:p>24.198</text:p>
          </table:table-cell>
          <table:table-cell table:formula="of:=180 - [.H14]" office:value-type="float" office:value="28.124" calcext:value-type="float">
            <text:p>28.12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 180-[.B15]" office:value-type="float" office:value="0" calcext:value-type="float">
            <text:p>0</text:p>
          </table:table-cell>
          <table:table-cell table:formula="of:= 180 - [.C15]" office:value-type="float" office:value="1.81299999999999" calcext:value-type="float">
            <text:p>1.81299999999999</text:p>
          </table:table-cell>
          <table:table-cell table:number-columns-repeated="2"/>
          <table:table-cell table:style-name="ce2" office:value-type="float" office:value="1320" calcext:value-type="float">
            <text:p>1320</text:p>
          </table:table-cell>
          <table:table-cell table:formula="of:=180 - [.G15]" office:value-type="float" office:value="24.132" calcext:value-type="float">
            <text:p>24.132</text:p>
          </table:table-cell>
          <table:table-cell table:formula="of:=180 - [.H15]" office:value-type="float" office:value="24.727" calcext:value-type="float">
            <text:p>24.727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 180-[.B16]" office:value-type="float" office:value="0" calcext:value-type="float">
            <text:p>0</text:p>
          </table:table-cell>
          <table:table-cell table:formula="of:= 180 - [.C16]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440" calcext:value-type="float">
            <text:p>1440</text:p>
          </table:table-cell>
          <table:table-cell table:formula="of:=180 - [.G16]" office:value-type="float" office:value="20.445" calcext:value-type="float">
            <text:p>20.445</text:p>
          </table:table-cell>
          <table:table-cell table:formula="of:=180 - [.H16]" office:value-type="float" office:value="23.839" calcext:value-type="float">
            <text:p>23.839</text:p>
          </table:table-cell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 style:data-style-name="N2" text:time-value="18:07:19.9063581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0T18:28:02.533606400</dc:date>
    <meta:editing-duration>PT38M42S</meta:editing-duration>
    <meta:editing-cycles>5</meta:editing-cycles>
    <meta:generator>LibreOffice/6.0.6.2$Linux_X86_64 LibreOffice_project/00m0$Build-2</meta:generator>
    <meta:document-statistic meta:table-count="1" meta:cell-count="1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7.188cm" svg:y="0.316cm" chart:style-name="ch2">
          <text:p>Paladio</text:p>
        </chart:title>
        <chart:legend chart:legend-position="end" svg:x="13.312cm" svg:y="3.955cm" style:legend-expansion="high" chart:style-name="ch3"/>
        <chart:plot-area chart:style-name="ch4" table:cell-range-address="Angulos_Pd.B3:Angulos_Pd.C3 Angulos_Pd.B19:Angulos_Pd.C31" chart:data-source-has-labels="row" svg:x="1.33cm" svg:y="1.275cm" svg:width="11.663cm" svg:height="6.57cm">
          <chartooo:coordinate-region svg:x="1.951cm" svg:y="1.474cm" svg:width="11.042cm" svg:height="5.724cm"/>
          <chart:axis chart:dimension="x" chart:name="primary-x" chart:style-name="ch5">
            <chart:title svg:x="4.233cm" svg:y="8.025cm" chart:style-name="ch6">
              <text:p>Tiempo(Cada unidad son 90 segundos)</text:p>
            </chart:title>
          </chart:axis>
          <chart:axis chart:dimension="y" chart:name="primary-y" chart:style-name="ch7">
            <chart:title svg:x="0.451cm" svg:y="5.755cm" chart:style-name="ch8">
              <text:p>Ángulo de corte</text:p>
            </chart:title>
            <chart:grid chart:style-name="ch9" chart:class="major"/>
          </chart:axis>
          <chart:series chart:style-name="ch10" chart:values-cell-range-address="Angulos_Pd.B19:Angulos_Pd.B31" chart:label-cell-address="Angulos_Pd.B3:Angulos_Pd.B3" chart:class="chart:bar">
            <chart:data-point chart:repeated="13"/>
          </chart:series>
          <chart:series chart:style-name="ch11" chart:values-cell-range-address="Angulos_Pd.C19:Angulos_Pd.C31" chart:label-cell-address="Angulos_Pd.C3:Angulos_Pd.C3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 Grafeno</text:p>
                <draw:g>
                  <svg:desc>Angulos_Pd.B3:Angulos_Pd.B3</svg:desc>
                </draw:g>
              </table:table-cell>
              <table:table-cell office:value-type="string">
                <text:p>Sin Grafeno</text:p>
                <draw:g>
                  <svg:desc>Angulos_Pd.C3:Angulos_Pd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465">
                <text:p>58.465</text:p>
                <draw:g>
                  <svg:desc>Angulos_Pd.B19:Angulos_Pd.B31</svg:desc>
                </draw:g>
              </table:table-cell>
              <table:table-cell office:value-type="float" office:value="62.152">
                <text:p>62.152</text:p>
                <draw:g>
                  <svg:desc>Angulos_Pd.C19:Angulos_Pd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011">
                <text:p>57.011</text:p>
              </table:table-cell>
              <table:table-cell office:value-type="float" office:value="61.526">
                <text:p>61.5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956">
                <text:p>40.956</text:p>
              </table:table-cell>
              <table:table-cell office:value-type="float" office:value="52.696">
                <text:p>52.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.382">
                <text:p>39.382</text:p>
              </table:table-cell>
              <table:table-cell office:value-type="float" office:value="48.483">
                <text:p>48.4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849">
                <text:p>31.849</text:p>
              </table:table-cell>
              <table:table-cell office:value-type="float" office:value="39.971">
                <text:p>39.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582">
                <text:p>25.582</text:p>
              </table:table-cell>
              <table:table-cell office:value-type="float" office:value="34.216">
                <text:p>34.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983">
                <text:p>19.983</text:p>
              </table:table-cell>
              <table:table-cell office:value-type="float" office:value="24.775">
                <text:p>24.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101">
                <text:p>16.101</text:p>
              </table:table-cell>
              <table:table-cell office:value-type="float" office:value="18.025">
                <text:p>18.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351">
                <text:p>8.351</text:p>
              </table:table-cell>
              <table:table-cell office:value-type="float" office:value="12.995">
                <text:p>12.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8999999999999">
                <text:p>5.28999999999999</text:p>
              </table:table-cell>
              <table:table-cell office:value-type="float" office:value="7.43100000000001">
                <text:p>7.431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8">
                <text:p>3.708</text:p>
              </table:table-cell>
              <table:table-cell office:value-type="float" office:value="4.934">
                <text:p>4.9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.81299999999999">
                <text:p>1.8129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a65d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cd4d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21cm" svg:y="0.316cm" chart:style-name="ch2">
          <text:p>Cobre</text:p>
        </chart:title>
        <chart:legend chart:legend-position="end" svg:x="13.393cm" svg:y="3.952cm" style:legend-expansion="high" chart:style-name="ch3"/>
        <chart:plot-area chart:style-name="ch4" table:cell-range-address="Angulos_Pd.G3:Angulos_Pd.H3 Angulos_Pd.G19:Angulos_Pd.H31" chart:data-source-has-labels="row" svg:x="1.331cm" svg:y="1.275cm" svg:width="11.742cm" svg:height="6.564cm">
          <chartooo:coordinate-region svg:x="2.138cm" svg:y="1.474cm" svg:width="10.935cm" svg:height="5.718cm"/>
          <chart:axis chart:dimension="x" chart:name="primary-x" chart:style-name="ch5">
            <chart:title svg:x="4.142cm" svg:y="8.019cm" chart:style-name="ch6">
              <text:p>Tiempo (Cada unidad son 120 segundos)</text:p>
            </chart:title>
          </chart:axis>
          <chart:axis chart:dimension="y" chart:name="primary-y" chart:style-name="ch7">
            <chart:title svg:x="0.451cm" svg:y="5.792cm" chart:style-name="ch8">
              <text:p>Ángulo de Corte</text:p>
            </chart:title>
            <chart:grid chart:style-name="ch9" chart:class="major"/>
          </chart:axis>
          <chart:series chart:style-name="ch10" chart:values-cell-range-address="Angulos_Pd.G19:Angulos_Pd.G31" chart:label-cell-address="Angulos_Pd.G3:Angulos_Pd.G3" chart:class="chart:bar">
            <chart:data-point chart:repeated="13"/>
          </chart:series>
          <chart:series chart:style-name="ch11" chart:values-cell-range-address="Angulos_Pd.H19:Angulos_Pd.H31" chart:label-cell-address="Angulos_Pd.H3:Angulos_Pd.H3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grafeno</text:p>
                <draw:g>
                  <svg:desc>Angulos_Pd.G3:Angulos_Pd.G3</svg:desc>
                </draw:g>
              </table:table-cell>
              <table:table-cell office:value-type="string">
                <text:p>Con grafeno</text:p>
                <draw:g>
                  <svg:desc>Angulos_Pd.H3:Angulos_Pd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.821">
                <text:p>101.821</text:p>
                <draw:g>
                  <svg:desc>Angulos_Pd.G19:Angulos_Pd.G31</svg:desc>
                </draw:g>
              </table:table-cell>
              <table:table-cell office:value-type="float" office:value="103.878">
                <text:p>103.878</text:p>
                <draw:g>
                  <svg:desc>Angulos_Pd.H19:Angulos_Pd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.226">
                <text:p>96.226</text:p>
              </table:table-cell>
              <table:table-cell office:value-type="float" office:value="99.26">
                <text:p>99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.348">
                <text:p>91.348</text:p>
              </table:table-cell>
              <table:table-cell office:value-type="float" office:value="94.236">
                <text:p>94.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.711">
                <text:p>85.711</text:p>
              </table:table-cell>
              <table:table-cell office:value-type="float" office:value="88.34">
                <text:p>88.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074">
                <text:p>77.074</text:p>
              </table:table-cell>
              <table:table-cell office:value-type="float" office:value="81.327">
                <text:p>81.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.662">
                <text:p>71.662</text:p>
              </table:table-cell>
              <table:table-cell office:value-type="float" office:value="71.342">
                <text:p>71.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.265">
                <text:p>55.265</text:p>
              </table:table-cell>
              <table:table-cell office:value-type="float" office:value="51.34">
                <text:p>51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484">
                <text:p>44.484</text:p>
              </table:table-cell>
              <table:table-cell office:value-type="float" office:value="40.601">
                <text:p>40.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645">
                <text:p>32.645</text:p>
              </table:table-cell>
              <table:table-cell office:value-type="float" office:value="36.314">
                <text:p>36.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683">
                <text:p>29.683</text:p>
              </table:table-cell>
              <table:table-cell office:value-type="float" office:value="28.61">
                <text:p>28.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198">
                <text:p>24.198</text:p>
              </table:table-cell>
              <table:table-cell office:value-type="float" office:value="28.124">
                <text:p>28.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132">
                <text:p>24.132</text:p>
              </table:table-cell>
              <table:table-cell office:value-type="float" office:value="24.727">
                <text:p>24.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.445">
                <text:p>20.445</text:p>
              </table:table-cell>
              <table:table-cell office:value-type="float" office:value="23.839">
                <text:p>23.8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